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="" draw:marker-start-width="0.252cm" draw:marker-end="" draw:marker-end-width="0.252cm" draw:fill-color="#ffffff" draw:textarea-horizontal-align="justify" draw:textarea-vertical-align="middle" draw:auto-grow-height="false" fo:min-height="1.716cm" fo:min-width="3.6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28cm" fo:min-width="3.25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28cm" fo:min-width="1.45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32pt" fo:font-weight="bold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4.2cm" svg:height="2cm" svg:x="13.3cm" svg:y="0.4cm">
          <text:p text:style-name="P1">exp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1" draw:id="id1" draw:layer="layout" svg:width="4.2cm" svg:height="2cm" svg:x="6.75cm" svg:y="3.6cm">
          <text:p text:style-name="P1">ter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6.75cm" svg:y1="4.6cm" svg:x2="4.8cm" svg:y2="7.175cm" draw:start-shape="id1" draw:start-glue-point="5" draw:end-shape="id2" svg:d="M6750 4600h-1950v2575" svg:viewBox="0 0 1951 2576">
          <text:p/>
        </draw:connector>
        <draw:connector draw:style-name="gr2" draw:text-style-name="P3" draw:layer="layout" svg:x1="10.95cm" svg:y1="4.6cm" svg:x2="12.9cm" svg:y2="7.175cm" draw:start-shape="id1" draw:start-glue-point="7" draw:end-shape="id3" draw:end-glue-point="4" svg:d="M10950 4600h1950v2575" svg:viewBox="0 0 1951 2576">
          <text:p/>
        </draw:connector>
        <draw:connector draw:style-name="gr2" draw:text-style-name="P3" draw:layer="layout" svg:x1="13.3cm" svg:y1="1.4cm" svg:x2="8.85cm" svg:y2="3.6cm" draw:start-shape="id4" draw:start-glue-point="5" draw:end-shape="id1" draw:end-glue-point="4" svg:d="M13300 1400h-4450v2200" svg:viewBox="0 0 4451 2201">
          <text:p/>
        </draw:connector>
        <draw:connector draw:style-name="gr2" draw:text-style-name="P3" draw:layer="layout" svg:x1="15.4cm" svg:y1="2.4cm" svg:x2="15.4cm" svg:y2="3.6cm" draw:start-shape="id4" draw:start-glue-point="6" draw:end-shape="id5" draw:end-glue-point="4" svg:d="M15400 2400v1200" svg:viewBox="0 0 1 1201">
          <text:p/>
        </draw:connector>
        <draw:custom-shape draw:style-name="gr3" draw:text-style-name="P2" xml:id="id8" draw:id="id8" draw:layer="layout" svg:width="4.2cm" svg:height="2cm" svg:x="20.2cm" svg:y="11.1cm">
          <text:p text:style-name="P1">4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17.5cm" svg:y1="1.4cm" svg:x2="22.3cm" svg:y2="3.6cm" draw:start-shape="id4" draw:start-glue-point="7" draw:end-shape="id6" draw:end-glue-point="4" svg:d="M17500 1400h4800v2200" svg:viewBox="0 0 4801 2201">
          <text:p/>
        </draw:connector>
        <draw:custom-shape draw:style-name="gr1" draw:text-style-name="P2" xml:id="id7" draw:id="id7" draw:layer="layout" svg:width="4.2cm" svg:height="2cm" svg:x="20.2cm" svg:y="7.175cm">
          <text:p text:style-name="P1">fac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22.3cm" svg:y1="9.175cm" svg:x2="22.3cm" svg:y2="11.1cm" draw:start-shape="id7" draw:start-glue-point="6" draw:end-shape="id8" draw:end-glue-point="4" svg:d="M22300 9175v1925" svg:viewBox="0 0 1 1926">
          <text:p/>
        </draw:connector>
        <draw:custom-shape draw:style-name="gr3" draw:text-style-name="P2" xml:id="id9" draw:id="id9" draw:layer="layout" svg:width="4.2cm" svg:height="2cm" svg:x="10.8cm" svg:y="11.1cm">
          <text:p text:style-name="P1">3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3" draw:id="id3" draw:layer="layout" svg:width="4.2cm" svg:height="2cm" svg:x="10.8cm" svg:y="7.175cm">
          <text:p text:style-name="P1">fac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12.9cm" svg:y1="9.175cm" svg:x2="12.9cm" svg:y2="11.1cm" draw:start-shape="id3" draw:start-glue-point="6" draw:end-shape="id9" draw:end-glue-point="4" svg:d="M12900 9175v1925" svg:viewBox="0 0 1 1926">
          <text:p/>
        </draw:connector>
        <draw:custom-shape draw:style-name="gr4" draw:text-style-name="P2" xml:id="id10" draw:id="id10" draw:layer="layout" svg:width="2.2cm" svg:height="2cm" svg:x="7.75cm" svg:y="7.175cm">
          <text:p text:style-name="P1">*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8.85cm" svg:y1="5.6cm" svg:x2="8.85cm" svg:y2="7.175cm" draw:start-shape="id1" draw:start-glue-point="6" draw:end-shape="id10" draw:end-glue-point="4" svg:d="M8850 5600v1575" svg:viewBox="0 0 1 1576">
          <text:p/>
        </draw:connector>
        <draw:custom-shape draw:style-name="gr4" draw:text-style-name="P2" xml:id="id5" draw:id="id5" draw:layer="layout" svg:width="2.2cm" svg:height="2cm" svg:x="14.3cm" svg:y="3.6cm">
          <text:p text:style-name="P1">+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" draw:id="id6" draw:layer="layout" svg:width="4.2cm" svg:height="2cm" svg:x="20.2cm" svg:y="3.6cm">
          <text:p text:style-name="P1">term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22.3cm" svg:y1="5.6cm" svg:x2="22.3cm" svg:y2="7.175cm" draw:start-shape="id6" draw:start-glue-point="6" draw:end-shape="id7" draw:end-glue-point="4" svg:d="M22300 5600v1575" svg:viewBox="0 0 1 1576">
          <text:p/>
        </draw:connector>
        <draw:custom-shape draw:style-name="gr3" draw:text-style-name="P2" xml:id="id11" draw:id="id11" draw:layer="layout" svg:width="4.2cm" svg:height="2cm" svg:x="2.7cm" svg:y="11.1cm">
          <text:p text:style-name="P1">2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4.2cm" svg:height="2cm" svg:x="2.7cm" svg:y="7.175cm">
          <text:p text:style-name="P1">facto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3" draw:layer="layout" svg:x1="4.8cm" svg:y1="9.175cm" svg:x2="4.8cm" svg:y2="11.1cm" draw:start-shape="id2" draw:start-glue-point="6" draw:end-shape="id11" draw:end-glue-point="4" svg:d="M4800 9175v1925" svg:viewBox="0 0 1 1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07:28:31.138011515</meta:creation-date>
    <dc:date>2017-05-07T21:51:09.805078100</dc:date>
    <meta:editing-duration>PT17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